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2/11/2021</text:span></text:p>
      <text:p text:style-name="P9"/>
      <text:p text:style-name="P10">RECIBI CONFORME</text:p>
      <text:p text:style-name="P9"/>
      <text:p text:style-name="P11">CLIENTE: URBANO SARMIENTO, RICARDO AMBROSIO</text:p>
      <text:p text:style-name="P12">CANT. TOTAL DE CAJAS: 6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GALLINA BB ROJA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NEGR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URBANO SARMIENTO, RICARDO AMBROSI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1T17:53:5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